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82a36"/>
      <style:paragraph-properties fo:line-height="133%" fo:background-color="#282a36"/>
    </style:style>
    <style:style style:name="P2" style:family="paragraph" style:parent-style-name="Standard">
      <loext:graphic-properties draw:fill="solid" draw:fill-color="#282a36"/>
      <style:paragraph-properties fo:line-height="133%" fo:background-color="#282a36"/>
      <style:text-properties fo:color="#f8f8f2" style:font-name="Consolas" fo:font-size="9pt" style:font-name-asian="Consolas1" style:font-size-asian="9pt" style:font-name-complex="Consolas1" style:font-size-complex="9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ff79c6" style:font-name="Consolas" fo:font-size="9pt" style:font-name-asian="Consolas1" style:font-size-asian="9pt" style:font-name-complex="Consolas1" style:font-size-complex="9pt"/>
    </style:style>
    <style:style style:name="T2" style:family="text">
      <style:text-properties fo:color="#f8f8f2" style:font-name="Consolas" fo:font-size="9pt" style:font-name-asian="Consolas1" style:font-size-asian="9pt" style:font-name-complex="Consolas1" style:font-size-complex="9pt"/>
    </style:style>
    <style:style style:name="T3" style:family="text">
      <style:text-properties fo:color="#e9f284" style:font-name="Consolas" fo:font-size="9pt" style:font-name-asian="Consolas1" style:font-size-asian="9pt" style:font-name-complex="Consolas1" style:font-size-complex="9pt"/>
    </style:style>
    <style:style style:name="T4" style:family="text">
      <style:text-properties fo:color="#f1fa8c" style:font-name="Consolas" fo:font-size="9pt" style:font-name-asian="Consolas1" style:font-size-asian="9pt" style:font-name-complex="Consolas1" style:font-size-complex="9pt"/>
    </style:style>
    <style:style style:name="T5" style:family="text">
      <style:text-properties fo:color="#50fa7b" style:font-name="Consolas" fo:font-size="9pt" style:font-name-asian="Consolas1" style:font-size-asian="9pt" style:font-name-complex="Consolas1" style:font-size-complex="9pt"/>
    </style:style>
    <style:style style:name="T6" style:family="text">
      <style:text-properties fo:color="#50fa7b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7" style:family="text">
      <style:text-properties fo:color="#bd93f9" style:font-name="Consolas" fo:font-size="9pt" style:font-name-asian="Consolas1" style:font-size-asian="9pt" style:font-name-complex="Consolas1" style:font-size-complex="9pt"/>
    </style:style>
    <style:style style:name="T8" style:family="text">
      <style:text-properties fo:color="#ffb86c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9" style:family="text">
      <style:text-properties fo:color="#6272a4" style:font-name="Consolas" fo:font-size="9pt" style:font-name-asian="Consolas1" style:font-size-asian="9pt" style:font-name-complex="Consolas1" style:font-size-complex="9pt"/>
    </style:style>
    <style:style style:name="T10" style:family="text">
      <style:text-properties fo:color="#8be9fd" style:font-name="Consolas" fo:font-size="9pt" style:font-name-asian="Consolas1" style:font-size-asian="9pt" style:font-name-complex="Consolas1" style:font-size-complex="9pt"/>
    </style:style>
    <style:style style:name="T11" style:family="text">
      <style:text-properties fo:color="#8be9fd" style:font-name="Consolas" fo:font-size="9pt" fo:font-style="italic" style:font-name-asian="Consolas1" style:font-size-asian="9pt" style:font-style-asian="italic" style:font-name-complex="Consolas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ntro de frontend, criar o arquivo doadores.js e cole o código abaixo:</text:p>
      <text:p text:style-name="Standard"/>
      <text:p text:style-name="P1"><text:span text:style-name="T1">import</text:span><text:span text:style-name="T2"> React, { useState, useEffect } </text:span><text:span text:style-name="T1">from</text:span><text:span text:style-name="T2"> </text:span><text:span text:style-name="T3">'</text:span><text:span text:style-name="T4">react</text:span><text:span text:style-name="T3">'</text:span><text:span text:style-name="T2">;</text:span></text:p>
      <text:p text:style-name="P1"><text:span text:style-name="T1">import</text:span><text:span text:style-name="T2"> axios </text:span><text:span text:style-name="T1">from</text:span><text:span text:style-name="T2"> </text:span><text:span text:style-name="T3">'</text:span><text:span text:style-name="T4">axios</text:span><text:span text:style-name="T3">'</text:span><text:span text:style-name="T2">;</text:span></text:p>
      <text:p text:style-name="P2"/>
      <text:p text:style-name="P1"><text:span text:style-name="T1">const</text:span><text:span text:style-name="T2"> </text:span><text:span text:style-name="T5">Doadores</text:span><text:span text:style-name="T2"> </text:span><text:span text:style-name="T1">=</text:span><text:span text:style-name="T2"> () </text:span><text:span text:style-name="T1">=&gt;</text:span><text:span text:style-name="T2"> {</text:span></text:p>
      <text:p text:style-name="P1"><text:span text:style-name="T2"><text:s text:c="4"/></text:span><text:span text:style-name="T1">const</text:span><text:span text:style-name="T2"> [</text:span><text:span text:style-name="T7">items</text:span><text:span text:style-name="T2">, </text:span><text:span text:style-name="T5">setItems</text:span><text:span text:style-name="T2">] </text:span><text:span text:style-name="T1">=</text:span><text:span text:style-name="T2"> </text:span><text:span text:style-name="T5">useState</text:span><text:span text:style-name="T2">([]);</text:span></text:p>
      <text:p text:style-name="P2"/>
      <text:p text:style-name="P1"><text:span text:style-name="T2"><text:s text:c="4"/></text:span><text:span text:style-name="T5">useEffect</text:span><text:span text:style-name="T2">(() </text:span><text:span text:style-name="T1">=&gt;</text:span><text:span text:style-name="T2"> {</text:span></text:p>
      <text:p text:style-name="P1"><text:span text:style-name="T2"><text:s text:c="8"/></text:span><text:span text:style-name="T1">const</text:span><text:span text:style-name="T2"> </text:span><text:span text:style-name="T5">fetchData</text:span><text:span text:style-name="T2"> </text:span><text:span text:style-name="T1">=</text:span><text:span text:style-name="T2"> </text:span><text:span text:style-name="T1">async</text:span><text:span text:style-name="T2"> () </text:span><text:span text:style-name="T1">=&gt;</text:span><text:span text:style-name="T2"> {</text:span></text:p>
      <text:p text:style-name="P1"><text:span text:style-name="T2"><text:s text:c="12"/></text:span><text:span text:style-name="T1">try</text:span><text:span text:style-name="T2"> {</text:span></text:p>
      <text:p text:style-name="P1"><text:span text:style-name="T2"><text:s text:c="16"/></text:span><text:span text:style-name="T1">const</text:span><text:span text:style-name="T2"> </text:span><text:span text:style-name="T7">response</text:span><text:span text:style-name="T2"> </text:span><text:span text:style-name="T1">=</text:span><text:span text:style-name="T2"> </text:span><text:span text:style-name="T1">await</text:span><text:span text:style-name="T2"> </text:span><text:span text:style-name="T7">axios</text:span><text:span text:style-name="T2">.</text:span><text:span text:style-name="T5">get</text:span><text:span text:style-name="T2">(</text:span><text:span text:style-name="T3">'</text:span><text:span text:style-name="T4">http://localhost:3333/doador</text:span><text:span text:style-name="T3">'</text:span><text:span text:style-name="T2">);</text:span></text:p>
      <text:p text:style-name="P1"><text:span text:style-name="T2"><text:s text:c="16"/></text:span><text:span text:style-name="T5">setItems</text:span><text:span text:style-name="T2">(</text:span><text:span text:style-name="T7">response</text:span><text:span text:style-name="T2">.data);</text:span></text:p>
      <text:p text:style-name="P1"><text:span text:style-name="T2"><text:s text:c="12"/>} </text:span><text:span text:style-name="T1">catch</text:span><text:span text:style-name="T2"> (err) {</text:span></text:p>
      <text:p text:style-name="P1"><text:span text:style-name="T2"><text:s text:c="16"/></text:span><text:span text:style-name="T7">console</text:span><text:span text:style-name="T2">.</text:span><text:span text:style-name="T5">error</text:span><text:span text:style-name="T2">(err);</text:span></text:p>
      <text:p text:style-name="P1"><text:span text:style-name="T2"><text:s text:c="12"/>}</text:span></text:p>
      <text:p text:style-name="P1"><text:span text:style-name="T2"><text:s text:c="8"/>};</text:span></text:p>
      <text:p text:style-name="P2"/>
      <text:p text:style-name="P1"><text:span text:style-name="T2"><text:s text:c="8"/></text:span><text:span text:style-name="T5">fetchData</text:span><text:span text:style-name="T2">();</text:span></text:p>
      <text:p text:style-name="P1"><text:span text:style-name="T2"><text:s text:c="4"/>}, []);</text:span></text:p>
      <text:p text:style-name="P2"><text:soft-page-break/></text:p>
      <text:p text:style-name="P1"><text:span text:style-name="T2"><text:s text:c="4"/></text:span><text:span text:style-name="T1">return</text:span><text:span text:style-name="T2"> (</text:span></text:p>
      <text:p text:style-name="P1"><text:span text:style-name="T2"><text:s text:c="8"/>&lt;</text:span><text:span text:style-name="T1">div</text:span><text:span text:style-name="T2">&gt;</text:span></text:p>
      <text:p text:style-name="P1"><text:span text:style-name="T2"><text:s text:c="12"/>&lt;</text:span><text:span text:style-name="T1">h1</text:span><text:span text:style-name="T2">&gt;Itens do Banco de Dados:&lt;/</text:span><text:span text:style-name="T1">h1</text:span><text:span text:style-name="T2">&gt;</text:span></text:p>
      <text:p text:style-name="P1"><text:span text:style-name="T2"><text:s text:c="12"/>&lt;</text:span><text:span text:style-name="T1">ul</text:span><text:span text:style-name="T2">&gt;</text:span></text:p>
      <text:p text:style-name="P1"><text:span text:style-name="T2"><text:s text:c="16"/></text:span><text:span text:style-name="T1">{</text:span><text:span text:style-name="T7">items</text:span><text:span text:style-name="T2">.</text:span><text:span text:style-name="T5">map</text:span><text:span text:style-name="T2">(</text:span><text:span text:style-name="T8">item</text:span><text:span text:style-name="T2"> </text:span><text:span text:style-name="T1">=&gt;</text:span><text:span text:style-name="T2"> (</text:span></text:p>
      <text:p text:style-name="P1"><text:span text:style-name="T2"><text:s text:c="20"/>&lt;</text:span><text:span text:style-name="T1">li</text:span><text:span text:style-name="T2"> </text:span><text:span text:style-name="T6">key</text:span><text:span text:style-name="T1">={</text:span><text:span text:style-name="T8">item</text:span><text:span text:style-name="T2">.codigo</text:span><text:span text:style-name="T1">}</text:span><text:span text:style-name="T2">&gt;</text:span></text:p>
      <text:p text:style-name="P1"><text:span text:style-name="T2"><text:s text:c="24"/></text:span><text:span text:style-name="T1">{</text:span><text:span text:style-name="T8">item</text:span><text:span text:style-name="T2">.nome</text:span><text:span text:style-name="T1">}</text:span><text:span text:style-name="T2"> - </text:span><text:span text:style-name="T1">{</text:span><text:span text:style-name="T8">item</text:span><text:span text:style-name="T2">.cpf</text:span><text:span text:style-name="T1">}</text:span></text:p>
      <text:p text:style-name="P1"><text:span text:style-name="T2"><text:s text:c="20"/>&lt;/</text:span><text:span text:style-name="T1">li</text:span><text:span text:style-name="T2">&gt;</text:span></text:p>
      <text:p text:style-name="P1"><text:span text:style-name="T2"><text:s text:c="16"/>))</text:span><text:span text:style-name="T1">}</text:span></text:p>
      <text:p text:style-name="P1"><text:span text:style-name="T2"><text:s text:c="12"/>&lt;/</text:span><text:span text:style-name="T1">ul</text:span><text:span text:style-name="T2">&gt;</text:span></text:p>
      <text:p text:style-name="P1"><text:span text:style-name="T2"><text:s text:c="8"/>&lt;/</text:span><text:span text:style-name="T1">div</text:span><text:span text:style-name="T2">&gt;</text:span></text:p>
      <text:p text:style-name="P1"><text:span text:style-name="T2"><text:s text:c="4"/>);</text:span></text:p>
      <text:p text:style-name="P1"><text:span text:style-name="T2">};</text:span></text:p>
      <text:p text:style-name="P2"/>
      <text:p text:style-name="P1"><text:span text:style-name="T1">export</text:span><text:span text:style-name="T2"> </text:span><text:span text:style-name="T1">default</text:span><text:span text:style-name="T2"> </text:span><text:span text:style-name="T5">Doadores</text:span><text:span text:style-name="T2">;</text:span></text:p>
      <text:p text:style-name="P2"/>
      <text:p text:style-name="Standard"/>
      <text:p text:style-name="Standard"/>
      <text:p text:style-name="Standard">Altere o arquivo formulario.js colando todo o código abaixo:</text:p>
      <text:p text:style-name="Standard"/>
      <text:p text:style-name="P1"><text:soft-page-break/><text:span text:style-name="T1">import</text:span><text:span text:style-name="T2"> React, { useState } </text:span><text:span text:style-name="T1">from</text:span><text:span text:style-name="T2"> </text:span><text:span text:style-name="T3">'</text:span><text:span text:style-name="T4">react</text:span><text:span text:style-name="T3">'</text:span><text:span text:style-name="T2">;</text:span></text:p>
      <text:p text:style-name="P2"/>
      <text:p text:style-name="P1"><text:span text:style-name="T1">const</text:span><text:span text:style-name="T2"> </text:span><text:span text:style-name="T5">Formulario</text:span><text:span text:style-name="T2"> </text:span><text:span text:style-name="T1">=</text:span><text:span text:style-name="T2"> () </text:span><text:span text:style-name="T1">=&gt;</text:span><text:span text:style-name="T2"> {</text:span></text:p>
      <text:p text:style-name="P1"><text:span text:style-name="T2"><text:s text:c="3"/></text:span></text:p>
      <text:p text:style-name="P1"><text:span text:style-name="T2"><text:s/></text:span><text:span text:style-name="T1">const</text:span><text:span text:style-name="T2"> [</text:span><text:span text:style-name="T7">texto</text:span><text:span text:style-name="T2">, </text:span><text:span text:style-name="T5">setTexto</text:span><text:span text:style-name="T2">] </text:span><text:span text:style-name="T1">=</text:span><text:span text:style-name="T2"> </text:span><text:span text:style-name="T5">useState</text:span><text:span text:style-name="T2">(</text:span><text:span text:style-name="T3">''</text:span><text:span text:style-name="T2">);</text:span></text:p>
      <text:p text:style-name="P1"><text:span text:style-name="T2"><text:s/></text:span><text:span text:style-name="T1">const</text:span><text:span text:style-name="T2"> [</text:span><text:span text:style-name="T7">inteiro</text:span><text:span text:style-name="T2">, </text:span><text:span text:style-name="T5">setInteiro</text:span><text:span text:style-name="T2">] </text:span><text:span text:style-name="T1">=</text:span><text:span text:style-name="T2"> </text:span><text:span text:style-name="T5">useState</text:span><text:span text:style-name="T2">(</text:span><text:span text:style-name="T3">''</text:span><text:span text:style-name="T2">);</text:span></text:p>
      <text:p text:style-name="P1"><text:span text:style-name="T2"><text:s/></text:span><text:span text:style-name="T1">const</text:span><text:span text:style-name="T2"> [</text:span><text:span text:style-name="T7">cpf</text:span><text:span text:style-name="T2">, </text:span><text:span text:style-name="T5">setCpf</text:span><text:span text:style-name="T2">] </text:span><text:span text:style-name="T1">=</text:span><text:span text:style-name="T2"> </text:span><text:span text:style-name="T5">useState</text:span><text:span text:style-name="T2">(</text:span><text:span text:style-name="T3">''</text:span><text:span text:style-name="T2">);</text:span></text:p>
      <text:p text:style-name="P1"><text:span text:style-name="T2"><text:s/></text:span><text:span text:style-name="T1">const</text:span><text:span text:style-name="T2"> [</text:span><text:span text:style-name="T7">contato</text:span><text:span text:style-name="T2">, </text:span><text:span text:style-name="T5">setContato</text:span><text:span text:style-name="T2">] </text:span><text:span text:style-name="T1">=</text:span><text:span text:style-name="T2"> </text:span><text:span text:style-name="T5">useState</text:span><text:span text:style-name="T2">(</text:span><text:span text:style-name="T3">''</text:span><text:span text:style-name="T2">);</text:span></text:p>
      <text:p text:style-name="P1"><text:span text:style-name="T2"><text:s/></text:span><text:span text:style-name="T1">const</text:span><text:span text:style-name="T2"> [</text:span><text:span text:style-name="T7">booleano</text:span><text:span text:style-name="T2">, </text:span><text:span text:style-name="T5">setBooleano</text:span><text:span text:style-name="T2">] </text:span><text:span text:style-name="T1">=</text:span><text:span text:style-name="T2"> </text:span><text:span text:style-name="T5">useState</text:span><text:span text:style-name="T2">(</text:span><text:span text:style-name="T7">false</text:span><text:span text:style-name="T2">);</text:span></text:p>
      <text:p text:style-name="P1"><text:span text:style-name="T2"><text:s/></text:span><text:span text:style-name="T1">const</text:span><text:span text:style-name="T2"> [</text:span><text:span text:style-name="T7">opcaoSelecionada</text:span><text:span text:style-name="T2">, </text:span><text:span text:style-name="T5">setOpcaoSelecionada</text:span><text:span text:style-name="T2">] </text:span><text:span text:style-name="T1">=</text:span><text:span text:style-name="T2"> </text:span><text:span text:style-name="T5">useState</text:span><text:span text:style-name="T2">(</text:span><text:span text:style-name="T3">''</text:span><text:span text:style-name="T2">);</text:span></text:p>
      <text:p text:style-name="P1"><text:span text:style-name="T2"><text:s/></text:span><text:span text:style-name="T1">const</text:span><text:span text:style-name="T2"> [</text:span><text:span text:style-name="T7">opcaoRadio</text:span><text:span text:style-name="T2">, </text:span><text:span text:style-name="T5">setOpcaoRadio</text:span><text:span text:style-name="T2">] </text:span><text:span text:style-name="T1">=</text:span><text:span text:style-name="T2"> </text:span><text:span text:style-name="T5">useState</text:span><text:span text:style-name="T2">(</text:span><text:span text:style-name="T3">''</text:span><text:span text:style-name="T2">);</text:span></text:p>
      <text:p text:style-name="P1"><text:span text:style-name="T2"><text:s/></text:span><text:span text:style-name="T1">const</text:span><text:span text:style-name="T2"> [</text:span><text:span text:style-name="T7">erros</text:span><text:span text:style-name="T2">, </text:span><text:span text:style-name="T5">setErrors</text:span><text:span text:style-name="T2">] </text:span><text:span text:style-name="T1">=</text:span><text:span text:style-name="T2"> </text:span><text:span text:style-name="T5">useState</text:span><text:span text:style-name="T2">({});</text:span></text:p>
      <text:p text:style-name="P2"/>
      <text:p text:style-name="P1"><text:span text:style-name="T2"><text:s/></text:span><text:span text:style-name="T1">const</text:span><text:span text:style-name="T2"> </text:span><text:span text:style-name="T5">handleSubmit</text:span><text:span text:style-name="T2"> </text:span><text:span text:style-name="T1">=</text:span><text:span text:style-name="T2"> </text:span><text:span text:style-name="T1">async</text:span><text:span text:style-name="T2"> (</text:span><text:span text:style-name="T8">e</text:span><text:span text:style-name="T2">) </text:span><text:span text:style-name="T1">=&gt;</text:span><text:span text:style-name="T2"> {</text:span></text:p>
      <text:p text:style-name="P1"><text:span text:style-name="T2"><text:s text:c="3"/></text:span><text:span text:style-name="T8">e</text:span><text:span text:style-name="T2">.</text:span><text:span text:style-name="T5">preventDefault</text:span><text:span text:style-name="T2">();</text:span></text:p>
      <text:p text:style-name="P1"><text:span text:style-name="T2"><text:s text:c="3"/></text:span></text:p>
      <text:p text:style-name="P1"><text:span text:style-name="T2"><text:s text:c="3"/></text:span><text:span text:style-name="T9">// Validação dos dados do formulário</text:span></text:p>
      <text:p text:style-name="P1"><text:span text:style-name="T2"><text:s text:c="3"/></text:span><text:span text:style-name="T1">const</text:span><text:span text:style-name="T2"> </text:span><text:span text:style-name="T7">validationErrors</text:span><text:span text:style-name="T2"> </text:span><text:span text:style-name="T1">=</text:span><text:span text:style-name="T2"> {};</text:span></text:p>
      <text:p text:style-name="P2"/>
      <text:p text:style-name="P1"><text:span text:style-name="T2"><text:s text:c="3"/></text:span><text:span text:style-name="T1">if</text:span><text:span text:style-name="T2"> (</text:span><text:span text:style-name="T1">!</text:span><text:span text:style-name="T7">texto</text:span><text:span text:style-name="T2"> </text:span><text:span text:style-name="T1">||</text:span><text:span text:style-name="T2"> </text:span><text:span text:style-name="T7">texto</text:span><text:span text:style-name="T2">.</text:span><text:span text:style-name="T7">length</text:span><text:span text:style-name="T2"> </text:span><text:span text:style-name="T1">&lt;</text:span><text:span text:style-name="T2"> </text:span><text:span text:style-name="T7">2</text:span><text:span text:style-name="T2"> </text:span><text:span text:style-name="T1">||</text:span><text:span text:style-name="T2"> </text:span><text:span text:style-name="T7">texto</text:span><text:span text:style-name="T2">.</text:span><text:span text:style-name="T7">length</text:span><text:span text:style-name="T2"> </text:span><text:span text:style-name="T1">&gt;</text:span><text:span text:style-name="T2"> </text:span><text:span text:style-name="T7">255</text:span><text:span text:style-name="T2">) {</text:span></text:p>
      <text:p text:style-name="P1"><text:span text:style-name="T2"><text:s text:c="4"/></text:span><text:span text:style-name="T7">validationErrors</text:span><text:span text:style-name="T2">.texto </text:span><text:span text:style-name="T1">=</text:span><text:span text:style-name="T2"> </text:span><text:span text:style-name="T3">'</text:span><text:span text:style-name="T4">O texto é obrigatório e deve ter entre 2 e 255 caracteres</text:span><text:span text:style-name="T3">'</text:span><text:span text:style-name="T2">;</text:span></text:p>
      <text:p text:style-name="P1"><text:soft-page-break/><text:span text:style-name="T2"><text:s text:c="2"/>}</text:span></text:p>
      <text:p text:style-name="P2"/>
      <text:p text:style-name="P1"><text:span text:style-name="T2"><text:s text:c="2"/></text:span><text:span text:style-name="T1">if</text:span><text:span text:style-name="T2"> (</text:span><text:span text:style-name="T1">!</text:span><text:span text:style-name="T7">inteiro</text:span><text:span text:style-name="T2"> </text:span><text:span text:style-name="T1">||</text:span><text:span text:style-name="T2"> </text:span><text:span text:style-name="T10">isNaN</text:span><text:span text:style-name="T2">(</text:span><text:span text:style-name="T7">inteiro</text:span><text:span text:style-name="T2">) </text:span><text:span text:style-name="T1">||</text:span><text:span text:style-name="T2"> </text:span><text:span text:style-name="T7">inteiro</text:span><text:span text:style-name="T2"> </text:span><text:span text:style-name="T1">&lt;=</text:span><text:span text:style-name="T2"> </text:span><text:span text:style-name="T7">0</text:span><text:span text:style-name="T2"> </text:span><text:span text:style-name="T1">||</text:span><text:span text:style-name="T2"> </text:span><text:span text:style-name="T7">inteiro</text:span><text:span text:style-name="T2"> </text:span><text:span text:style-name="T1">&gt;=</text:span><text:span text:style-name="T2"> </text:span><text:span text:style-name="T7">1000</text:span><text:span text:style-name="T2">) {</text:span></text:p>
      <text:p text:style-name="P1"><text:span text:style-name="T2"><text:s text:c="4"/></text:span><text:span text:style-name="T7">validationErrors</text:span><text:span text:style-name="T2">.inteiro </text:span><text:span text:style-name="T1">=</text:span><text:span text:style-name="T2"> </text:span><text:span text:style-name="T3">'</text:span><text:span text:style-name="T4">O inteiro é obrigatório e deve ser um número maior que 0 e menor que 1000</text:span><text:span text:style-name="T3">'</text:span><text:span text:style-name="T2">;</text:span></text:p>
      <text:p text:style-name="P1"><text:span text:style-name="T2"><text:s text:c="2"/>}</text:span></text:p>
      <text:p text:style-name="P2"/>
      <text:p text:style-name="P1"><text:span text:style-name="T2"><text:s text:c="2"/></text:span><text:span text:style-name="T1">if</text:span><text:span text:style-name="T2"> (</text:span><text:span text:style-name="T1">typeof</text:span><text:span text:style-name="T2"> </text:span><text:span text:style-name="T7">booleano</text:span><text:span text:style-name="T2"> </text:span><text:span text:style-name="T1">!==</text:span><text:span text:style-name="T2"> </text:span><text:span text:style-name="T3">'</text:span><text:span text:style-name="T4">boolean</text:span><text:span text:style-name="T3">'</text:span><text:span text:style-name="T2">) {</text:span></text:p>
      <text:p text:style-name="P1"><text:span text:style-name="T2"><text:s text:c="4"/></text:span><text:span text:style-name="T7">validationErrors</text:span><text:span text:style-name="T2">.booleano </text:span><text:span text:style-name="T1">=</text:span><text:span text:style-name="T2"> </text:span><text:span text:style-name="T3">'</text:span><text:span text:style-name="T4">O booleano é obrigatório</text:span><text:span text:style-name="T3">'</text:span><text:span text:style-name="T2">;</text:span></text:p>
      <text:p text:style-name="P1"><text:span text:style-name="T2"><text:s text:c="2"/>}</text:span></text:p>
      <text:p text:style-name="P2"/>
      <text:p text:style-name="P1"><text:span text:style-name="T2"><text:s text:c="2"/></text:span><text:span text:style-name="T1">if</text:span><text:span text:style-name="T2"> (</text:span><text:span text:style-name="T1">!</text:span><text:span text:style-name="T7">opcaoSelecionada</text:span><text:span text:style-name="T2">) {</text:span></text:p>
      <text:p text:style-name="P1"><text:span text:style-name="T2"><text:s text:c="4"/></text:span><text:span text:style-name="T7">validationErrors</text:span><text:span text:style-name="T2">.opcaoSelecionada </text:span><text:span text:style-name="T1">=</text:span><text:span text:style-name="T2"> </text:span><text:span text:style-name="T3">'</text:span><text:span text:style-name="T4">A opção do dropdown é obrigatória</text:span><text:span text:style-name="T3">'</text:span><text:span text:style-name="T2">;</text:span></text:p>
      <text:p text:style-name="P1"><text:span text:style-name="T2"><text:s text:c="2"/>}</text:span></text:p>
      <text:p text:style-name="P2"/>
      <text:p text:style-name="P1"><text:span text:style-name="T2"><text:s text:c="2"/></text:span><text:span text:style-name="T1">if</text:span><text:span text:style-name="T2"> (</text:span><text:span text:style-name="T1">!</text:span><text:span text:style-name="T7">cpf</text:span><text:span text:style-name="T2">) {</text:span></text:p>
      <text:p text:style-name="P1"><text:span text:style-name="T2"><text:s text:c="4"/></text:span><text:span text:style-name="T7">validationErrors</text:span><text:span text:style-name="T2">.cpf </text:span><text:span text:style-name="T1">=</text:span><text:span text:style-name="T2"> </text:span><text:span text:style-name="T3">'</text:span><text:span text:style-name="T4">O CPF é obrigatório</text:span><text:span text:style-name="T3">'</text:span><text:span text:style-name="T2">;</text:span></text:p>
      <text:p text:style-name="P1"><text:span text:style-name="T2"><text:s text:c="2"/>}</text:span></text:p>
      <text:p text:style-name="P2"/>
      <text:p text:style-name="P1"><text:span text:style-name="T2"><text:s text:c="2"/></text:span><text:span text:style-name="T1">if</text:span><text:span text:style-name="T2"> (</text:span><text:span text:style-name="T1">!</text:span><text:span text:style-name="T7">contato</text:span><text:span text:style-name="T2">) {</text:span></text:p>
      <text:p text:style-name="P1"><text:span text:style-name="T2"><text:s text:c="4"/></text:span><text:span text:style-name="T7">validationErrors</text:span><text:span text:style-name="T2">.contato </text:span><text:span text:style-name="T1">=</text:span><text:span text:style-name="T2"> </text:span><text:span text:style-name="T3">'</text:span><text:span text:style-name="T4">O telefone é obrigatório</text:span><text:span text:style-name="T3">'</text:span><text:span text:style-name="T2">;</text:span></text:p>
      <text:p text:style-name="P1"><text:span text:style-name="T2"><text:s text:c="2"/>}</text:span></text:p>
      <text:p text:style-name="P2"><text:soft-page-break/></text:p>
      <text:p text:style-name="P1"><text:span text:style-name="T2"><text:s text:c="2"/></text:span><text:span text:style-name="T1">if</text:span><text:span text:style-name="T2"> (</text:span><text:span text:style-name="T1">!</text:span><text:span text:style-name="T7">opcaoRadio</text:span><text:span text:style-name="T2">) {</text:span></text:p>
      <text:p text:style-name="P1"><text:span text:style-name="T2"><text:s text:c="4"/></text:span><text:span text:style-name="T7">validationErrors</text:span><text:span text:style-name="T2">.opcaoRadio </text:span><text:span text:style-name="T1">=</text:span><text:span text:style-name="T2"> </text:span><text:span text:style-name="T3">'</text:span><text:span text:style-name="T4">Selecione uma opção de rádio</text:span><text:span text:style-name="T3">'</text:span><text:span text:style-name="T2">;</text:span></text:p>
      <text:p text:style-name="P1"><text:span text:style-name="T2"><text:s text:c="2"/>}</text:span></text:p>
      <text:p text:style-name="P2"/>
      <text:p text:style-name="P1"><text:span text:style-name="T2"><text:s text:c="2"/></text:span><text:span text:style-name="T5">setErrors</text:span><text:span text:style-name="T2">(</text:span><text:span text:style-name="T7">validationErrors</text:span><text:span text:style-name="T2">);</text:span></text:p>
      <text:p text:style-name="P1"><text:span text:style-name="T2"><text:s/></text:span></text:p>
      <text:p text:style-name="P1"><text:span text:style-name="T2"><text:s text:c="2"/></text:span><text:span text:style-name="T1">if</text:span><text:span text:style-name="T2"> (</text:span><text:span text:style-name="T11">Object</text:span><text:span text:style-name="T2">.</text:span><text:span text:style-name="T5">keys</text:span><text:span text:style-name="T2">(</text:span><text:span text:style-name="T7">validationErrors</text:span><text:span text:style-name="T2">).length </text:span><text:span text:style-name="T1">===</text:span><text:span text:style-name="T2"> </text:span><text:span text:style-name="T7">0</text:span><text:span text:style-name="T2">) {</text:span></text:p>
      <text:p text:style-name="P1"><text:span text:style-name="T2"><text:s text:c="4"/></text:span><text:span text:style-name="T9">// Se não houver erros de validação, você pode enviar os dados do formulário para a API</text:span></text:p>
      <text:p text:style-name="P1"><text:span text:style-name="T2"><text:s text:c="4"/></text:span><text:span text:style-name="T1">const</text:span><text:span text:style-name="T2"> </text:span><text:span text:style-name="T7">formData</text:span><text:span text:style-name="T2"> </text:span><text:span text:style-name="T1">=</text:span><text:span text:style-name="T2"> {</text:span></text:p>
      <text:p text:style-name="P1"><text:span text:style-name="T2"><text:s text:c="6"/>texto,</text:span></text:p>
      <text:p text:style-name="P1"><text:span text:style-name="T2"><text:s text:c="6"/>inteiro,</text:span></text:p>
      <text:p text:style-name="P1"><text:span text:style-name="T2"><text:s text:c="6"/>cpf,</text:span></text:p>
      <text:p text:style-name="P1"><text:span text:style-name="T2"><text:s text:c="6"/>contato,</text:span></text:p>
      <text:p text:style-name="P1"><text:span text:style-name="T2"><text:s text:c="6"/>booleano,</text:span></text:p>
      <text:p text:style-name="P1"><text:span text:style-name="T2"><text:s text:c="6"/>opcaoSelecionada,</text:span></text:p>
      <text:p text:style-name="P1"><text:span text:style-name="T2"><text:s text:c="6"/>opcaoRadio</text:span></text:p>
      <text:p text:style-name="P1"><text:span text:style-name="T2"><text:s text:c="4"/>}</text:span></text:p>
      <text:p text:style-name="P2"/>
      <text:p text:style-name="P1"><text:span text:style-name="T2"><text:s/></text:span></text:p>
      <text:p text:style-name="P1"><text:span text:style-name="T2"><text:s text:c="3"/></text:span><text:span text:style-name="T9">// Exibindo os dados do formulário no console</text:span></text:p>
      <text:p text:style-name="P1"><text:soft-page-break/><text:span text:style-name="T2"><text:s text:c="3"/></text:span><text:span text:style-name="T7">console</text:span><text:span text:style-name="T2">.</text:span><text:span text:style-name="T5">log</text:span><text:span text:style-name="T2">(</text:span><text:span text:style-name="T7">formData</text:span><text:span text:style-name="T2">);</text:span></text:p>
      <text:p text:style-name="P2"/>
      <text:p text:style-name="P1"><text:span text:style-name="T2"><text:s text:c="4"/></text:span><text:span text:style-name="T1">try</text:span><text:span text:style-name="T2"> {</text:span></text:p>
      <text:p text:style-name="P1"><text:span text:style-name="T2"><text:s text:c="12"/></text:span><text:span text:style-name="T1">const</text:span><text:span text:style-name="T2"> </text:span><text:span text:style-name="T7">response</text:span><text:span text:style-name="T2"> </text:span><text:span text:style-name="T1">=</text:span><text:span text:style-name="T2"> </text:span><text:span text:style-name="T1">await</text:span><text:span text:style-name="T2"> </text:span><text:span text:style-name="T10">fetch</text:span><text:span text:style-name="T2">(</text:span><text:span text:style-name="T3">'</text:span><text:span text:style-name="T4">http://localhost:3333/cadastrarDoador</text:span><text:span text:style-name="T3">'</text:span><text:span text:style-name="T2">, {</text:span></text:p>
      <text:p text:style-name="P1"><text:span text:style-name="T2"><text:s text:c="12"/>method</text:span><text:span text:style-name="T1">:</text:span><text:span text:style-name="T2"> </text:span><text:span text:style-name="T3">'</text:span><text:span text:style-name="T4">POST</text:span><text:span text:style-name="T3">'</text:span><text:span text:style-name="T2">, </text:span><text:span text:style-name="T9">// Método HTTP para enviar os dados</text:span></text:p>
      <text:p text:style-name="P1"><text:span text:style-name="T2"><text:s text:c="12"/>headers</text:span><text:span text:style-name="T1">:</text:span><text:span text:style-name="T2"> {</text:span></text:p>
      <text:p text:style-name="P1"><text:span text:style-name="T2"><text:s text:c="16"/></text:span><text:span text:style-name="T3">'</text:span><text:span text:style-name="T4">Content-Type</text:span><text:span text:style-name="T3">'</text:span><text:span text:style-name="T1">:</text:span><text:span text:style-name="T2"> </text:span><text:span text:style-name="T3">'</text:span><text:span text:style-name="T4">application/json</text:span><text:span text:style-name="T3">'</text:span><text:span text:style-name="T2"> </text:span><text:span text:style-name="T9">// Tipo de conteúdo do corpo da requisição</text:span></text:p>
      <text:p text:style-name="P1"><text:span text:style-name="T2"><text:s text:c="12"/>},</text:span></text:p>
      <text:p text:style-name="P1"><text:span text:style-name="T2"><text:s text:c="12"/>body</text:span><text:span text:style-name="T1">:</text:span><text:span text:style-name="T2"> </text:span><text:span text:style-name="T7">JSON</text:span><text:span text:style-name="T2">.</text:span><text:span text:style-name="T5">stringify</text:span><text:span text:style-name="T2">(</text:span><text:span text:style-name="T7">formData</text:span><text:span text:style-name="T2">) </text:span><text:span text:style-name="T9">// Dados do formulário convertidos para JSON</text:span></text:p>
      <text:p text:style-name="P1"><text:span text:style-name="T2"><text:s text:c="12"/>});</text:span></text:p>
      <text:p text:style-name="P2"/>
      <text:p text:style-name="P1"><text:span text:style-name="T2"><text:s text:c="12"/></text:span><text:span text:style-name="T1">if</text:span><text:span text:style-name="T2"> (</text:span><text:span text:style-name="T7">response</text:span><text:span text:style-name="T2">.</text:span><text:span text:style-name="T7">ok</text:span><text:span text:style-name="T2">) {</text:span></text:p>
      <text:p text:style-name="P1"><text:span text:style-name="T2"><text:s text:c="12"/></text:span><text:span text:style-name="T7">console</text:span><text:span text:style-name="T2">.</text:span><text:span text:style-name="T5">log</text:span><text:span text:style-name="T2">(</text:span><text:span text:style-name="T3">'</text:span><text:span text:style-name="T4">Dados enviados com sucesso!</text:span><text:span text:style-name="T3">'</text:span><text:span text:style-name="T2">);</text:span></text:p>
      <text:p text:style-name="P1"><text:span text:style-name="T2"><text:s text:c="12"/>} </text:span><text:span text:style-name="T1">else</text:span><text:span text:style-name="T2"> {</text:span></text:p>
      <text:p text:style-name="P1"><text:span text:style-name="T2"><text:s text:c="16"/></text:span><text:span text:style-name="T7">console</text:span><text:span text:style-name="T2">.</text:span><text:span text:style-name="T5">error</text:span><text:span text:style-name="T2">(</text:span><text:span text:style-name="T3">'</text:span><text:span text:style-name="T4">Falha ao enviar os dados.</text:span><text:span text:style-name="T3">'</text:span><text:span text:style-name="T2">);</text:span></text:p>
      <text:p text:style-name="P1"><text:span text:style-name="T2"><text:s text:c="16"/></text:span><text:span text:style-name="T7">console</text:span><text:span text:style-name="T2">.</text:span><text:span text:style-name="T5">log</text:span><text:span text:style-name="T2">(</text:span><text:span text:style-name="T7">response</text:span><text:span text:style-name="T2">);</text:span></text:p>
      <text:p text:style-name="P1"><text:span text:style-name="T2"><text:s text:c="12"/>}</text:span></text:p>
      <text:p text:style-name="P1"><text:span text:style-name="T2"><text:s text:c="8"/>} </text:span><text:span text:style-name="T1">catch</text:span><text:span text:style-name="T2"> (error) {</text:span><text:span text:style-name="T7">console</text:span><text:span text:style-name="T2">.</text:span><text:span text:style-name="T5">log</text:span><text:span text:style-name="T2">(</text:span><text:span text:style-name="T3">'</text:span><text:span text:style-name="T4">Erro ao enviar os dados:</text:span><text:span text:style-name="T3">'</text:span><text:span text:style-name="T2">, error);}</text:span></text:p>
      <text:p text:style-name="P1"><text:span text:style-name="T2"><text:s text:c="4"/>}</text:span><text:span text:style-name="T1">else</text:span><text:span text:style-name="T2">{</text:span></text:p>
      <text:p text:style-name="P1"><text:span text:style-name="T2"><text:s text:c="8"/></text:span><text:span text:style-name="T10">alert</text:span><text:span text:style-name="T2">(</text:span><text:span text:style-name="T3">"</text:span><text:span text:style-name="T4">Dados inválidos!</text:span><text:span text:style-name="T3">"</text:span><text:span text:style-name="T2">);</text:span></text:p>
      <text:p text:style-name="P1"><text:span text:style-name="T2"><text:s text:c="4"/>}</text:span></text:p>
      <text:p text:style-name="P2"><text:soft-page-break/></text:p>
      <text:p text:style-name="P2"/>
      <text:p text:style-name="P1"><text:span text:style-name="T2"><text:s/>};</text:span></text:p>
      <text:p text:style-name="P2"/>
      <text:p text:style-name="P1"><text:span text:style-name="T2"><text:s/></text:span><text:span text:style-name="T1">return</text:span><text:span text:style-name="T2"> (</text:span></text:p>
      <text:p text:style-name="P1"><text:span text:style-name="T2"><text:s text:c="3"/>&lt;</text:span><text:span text:style-name="T1">form</text:span><text:span text:style-name="T2"> </text:span><text:span text:style-name="T6">onSubmit</text:span><text:span text:style-name="T1">={</text:span><text:span text:style-name="T5">handleSubmit</text:span><text:span text:style-name="T1">}</text:span><text:span text:style-name="T2">&gt;</text:span></text:p>
      <text:p text:style-name="P1"><text:span text:style-name="T2"><text:s text:c="5"/>&lt;</text:span><text:span text:style-name="T1">label</text:span><text:span text:style-name="T2">&gt;</text:span></text:p>
      <text:p text:style-name="P1"><text:span text:style-name="T2"><text:s text:c="7"/>Nome:</text:span></text:p>
      <text:p text:style-name="P1"><text:span text:style-name="T2"><text:s text:c="7"/>&lt;</text:span><text:span text:style-name="T1">input</text:span><text:span text:style-name="T2"> </text:span><text:span text:style-name="T6">type</text:span><text:span text:style-name="T1">=</text:span><text:span text:style-name="T3">"</text:span><text:span text:style-name="T4">text</text:span><text:span text:style-name="T3">"</text:span><text:span text:style-name="T2"> </text:span><text:span text:style-name="T6">value</text:span><text:span text:style-name="T1">={</text:span><text:span text:style-name="T7">texto</text:span><text:span text:style-name="T1">}</text:span><text:span text:style-name="T2"> </text:span><text:span text:style-name="T6">onChange</text:span><text:span text:style-name="T1">={</text:span><text:span text:style-name="T2">(</text:span><text:span text:style-name="T8">e</text:span><text:span text:style-name="T2">) </text:span><text:span text:style-name="T1">=&gt;</text:span><text:span text:style-name="T2"> </text:span><text:span text:style-name="T5">setTexto</text:span><text:span text:style-name="T2">(</text:span><text:span text:style-name="T8">e</text:span><text:span text:style-name="T2">.target.value)</text:span><text:span text:style-name="T1">}</text:span><text:span text:style-name="T2"> /&gt;</text:span></text:p>
      <text:p text:style-name="P1"><text:span text:style-name="T2"><text:s text:c="5"/>&lt;/</text:span><text:span text:style-name="T1">label</text:span><text:span text:style-name="T2">&gt;</text:span></text:p>
      <text:p text:style-name="P1"><text:span text:style-name="T2"><text:s text:c="5"/>&lt;</text:span><text:span text:style-name="T1">br</text:span><text:span text:style-name="T2"> /&gt;</text:span></text:p>
      <text:p text:style-name="P1"><text:span text:style-name="T2"><text:s text:c="5"/>&lt;</text:span><text:span text:style-name="T1">label</text:span><text:span text:style-name="T2">&gt;</text:span></text:p>
      <text:p text:style-name="P1"><text:span text:style-name="T2"><text:s text:c="7"/>Código:</text:span></text:p>
      <text:p text:style-name="P1"><text:span text:style-name="T2"><text:s text:c="7"/>&lt;</text:span><text:span text:style-name="T1">input</text:span><text:span text:style-name="T2"> </text:span><text:span text:style-name="T6">type</text:span><text:span text:style-name="T1">=</text:span><text:span text:style-name="T3">"</text:span><text:span text:style-name="T4">number</text:span><text:span text:style-name="T3">"</text:span><text:span text:style-name="T2"> </text:span><text:span text:style-name="T6">value</text:span><text:span text:style-name="T1">={</text:span><text:span text:style-name="T7">inteiro</text:span><text:span text:style-name="T1">}</text:span><text:span text:style-name="T2"> </text:span><text:span text:style-name="T6">onChange</text:span><text:span text:style-name="T1">={</text:span><text:span text:style-name="T2">(</text:span><text:span text:style-name="T8">e</text:span><text:span text:style-name="T2">) </text:span><text:span text:style-name="T1">=&gt;</text:span><text:span text:style-name="T2"> </text:span><text:span text:style-name="T5">setInteiro</text:span><text:span text:style-name="T2">(</text:span><text:span text:style-name="T10">parseInt</text:span><text:span text:style-name="T2">(</text:span><text:span text:style-name="T8">e</text:span><text:span text:style-name="T2">.target.value))</text:span><text:span text:style-name="T1">}</text:span><text:span text:style-name="T2"> /&gt;</text:span></text:p>
      <text:p text:style-name="P1"><text:span text:style-name="T2"><text:s text:c="5"/>&lt;/</text:span><text:span text:style-name="T1">label</text:span><text:span text:style-name="T2">&gt;</text:span></text:p>
      <text:p text:style-name="P1"><text:span text:style-name="T2"><text:s text:c="5"/>&lt;</text:span><text:span text:style-name="T1">br</text:span><text:span text:style-name="T2"> /&gt;</text:span></text:p>
      <text:p text:style-name="P1"><text:span text:style-name="T2"><text:s text:c="5"/>&lt;</text:span><text:span text:style-name="T1">label</text:span><text:span text:style-name="T2">&gt;</text:span></text:p>
      <text:p text:style-name="P1"><text:span text:style-name="T2"><text:s text:c="7"/>CPF:</text:span></text:p>
      <text:p text:style-name="P1"><text:span text:style-name="T2"><text:s text:c="7"/>&lt;</text:span><text:span text:style-name="T1">input</text:span><text:span text:style-name="T2"> </text:span><text:span text:style-name="T6">type</text:span><text:span text:style-name="T1">=</text:span><text:span text:style-name="T3">"</text:span><text:span text:style-name="T4">text</text:span><text:span text:style-name="T3">"</text:span><text:span text:style-name="T2"> </text:span><text:span text:style-name="T6">value</text:span><text:span text:style-name="T1">={</text:span><text:span text:style-name="T7">cpf</text:span><text:span text:style-name="T1">}</text:span><text:span text:style-name="T2"> </text:span><text:span text:style-name="T6">onChange</text:span><text:span text:style-name="T1">={</text:span><text:span text:style-name="T2">(</text:span><text:span text:style-name="T8">e</text:span><text:span text:style-name="T2">) </text:span><text:span text:style-name="T1">=&gt;</text:span><text:span text:style-name="T2"> </text:span><text:span text:style-name="T5">setCpf</text:span><text:span text:style-name="T2">(</text:span><text:span text:style-name="T8">e</text:span><text:span text:style-name="T2">.target.value)</text:span><text:span text:style-name="T1">}</text:span><text:span text:style-name="T2"> /&gt;</text:span></text:p>
      <text:p text:style-name="P1"><text:span text:style-name="T2"><text:s text:c="5"/>&lt;/</text:span><text:span text:style-name="T1">label</text:span><text:span text:style-name="T2">&gt;</text:span></text:p>
      <text:p text:style-name="P1"><text:span text:style-name="T2"><text:s text:c="5"/>&lt;</text:span><text:span text:style-name="T1">br</text:span><text:span text:style-name="T2"> /&gt;</text:span></text:p>
      <text:p text:style-name="P1"><text:soft-page-break/><text:span text:style-name="T2"><text:s text:c="5"/>&lt;</text:span><text:span text:style-name="T1">label</text:span><text:span text:style-name="T2">&gt;</text:span></text:p>
      <text:p text:style-name="P1"><text:span text:style-name="T2"><text:s text:c="7"/>Contato:</text:span></text:p>
      <text:p text:style-name="P1"><text:span text:style-name="T2"><text:s text:c="7"/>&lt;</text:span><text:span text:style-name="T1">input</text:span><text:span text:style-name="T2"> </text:span><text:span text:style-name="T6">type</text:span><text:span text:style-name="T1">=</text:span><text:span text:style-name="T3">"</text:span><text:span text:style-name="T4">text</text:span><text:span text:style-name="T3">"</text:span><text:span text:style-name="T2"> </text:span><text:span text:style-name="T6">value</text:span><text:span text:style-name="T1">={</text:span><text:span text:style-name="T7">contato</text:span><text:span text:style-name="T1">}</text:span><text:span text:style-name="T2"> </text:span><text:span text:style-name="T6">onChange</text:span><text:span text:style-name="T1">={</text:span><text:span text:style-name="T2">(</text:span><text:span text:style-name="T8">e</text:span><text:span text:style-name="T2">) </text:span><text:span text:style-name="T1">=&gt;</text:span><text:span text:style-name="T2"> </text:span><text:span text:style-name="T5">setContato</text:span><text:span text:style-name="T2">(</text:span><text:span text:style-name="T8">e</text:span><text:span text:style-name="T2">.target.value)</text:span><text:span text:style-name="T1">}</text:span><text:span text:style-name="T2"> /&gt;</text:span></text:p>
      <text:p text:style-name="P1"><text:span text:style-name="T2"><text:s text:c="5"/>&lt;/</text:span><text:span text:style-name="T1">label</text:span><text:span text:style-name="T2">&gt;</text:span></text:p>
      <text:p text:style-name="P1"><text:span text:style-name="T2"><text:s text:c="5"/>&lt;</text:span><text:span text:style-name="T1">br</text:span><text:span text:style-name="T2"> /&gt;</text:span></text:p>
      <text:p text:style-name="P1"><text:span text:style-name="T2"><text:s text:c="5"/>&lt;</text:span><text:span text:style-name="T1">label</text:span><text:span text:style-name="T2">&gt;</text:span></text:p>
      <text:p text:style-name="P1"><text:span text:style-name="T2"><text:s text:c="7"/>Status:</text:span></text:p>
      <text:p text:style-name="P1"><text:span text:style-name="T2"><text:s text:c="7"/>&lt;</text:span><text:span text:style-name="T1">input</text:span><text:span text:style-name="T2"> </text:span><text:span text:style-name="T6">type</text:span><text:span text:style-name="T1">=</text:span><text:span text:style-name="T3">"</text:span><text:span text:style-name="T4">checkbox</text:span><text:span text:style-name="T3">"</text:span><text:span text:style-name="T2"> </text:span><text:span text:style-name="T6">checked</text:span><text:span text:style-name="T1">={</text:span><text:span text:style-name="T7">booleano</text:span><text:span text:style-name="T1">}</text:span><text:span text:style-name="T2"> </text:span><text:span text:style-name="T6">onChange</text:span><text:span text:style-name="T1">={</text:span><text:span text:style-name="T2">(</text:span><text:span text:style-name="T8">e</text:span><text:span text:style-name="T2">) </text:span><text:span text:style-name="T1">=&gt;</text:span><text:span text:style-name="T2"> </text:span><text:span text:style-name="T5">setBooleano</text:span><text:span text:style-name="T2">(</text:span><text:span text:style-name="T8">e</text:span><text:span text:style-name="T2">.target.checked)</text:span><text:span text:style-name="T1">}</text:span><text:span text:style-name="T2"> /&gt;</text:span></text:p>
      <text:p text:style-name="P1"><text:span text:style-name="T2"><text:s text:c="5"/>&lt;/</text:span><text:span text:style-name="T1">label</text:span><text:span text:style-name="T2">&gt;</text:span></text:p>
      <text:p text:style-name="P1"><text:span text:style-name="T2"><text:s text:c="5"/>&lt;</text:span><text:span text:style-name="T1">br</text:span><text:span text:style-name="T2"> /&gt;</text:span></text:p>
      <text:p text:style-name="P1"><text:span text:style-name="T2"><text:s text:c="5"/>&lt;</text:span><text:span text:style-name="T1">label</text:span><text:span text:style-name="T2">&gt;</text:span></text:p>
      <text:p text:style-name="P1"><text:span text:style-name="T2"><text:s text:c="7"/>Tipo Sanguíneo:</text:span></text:p>
      <text:p text:style-name="P1"><text:span text:style-name="T2"><text:s text:c="7"/>&lt;</text:span><text:span text:style-name="T1">select</text:span><text:span text:style-name="T2"> </text:span><text:span text:style-name="T6">value</text:span><text:span text:style-name="T1">={</text:span><text:span text:style-name="T7">opcaoSelecionada</text:span><text:span text:style-name="T1">}</text:span><text:span text:style-name="T2"> </text:span><text:span text:style-name="T6">onChange</text:span><text:span text:style-name="T1">={</text:span><text:span text:style-name="T2">(</text:span><text:span text:style-name="T8">e</text:span><text:span text:style-name="T2">) </text:span><text:span text:style-name="T1">=&gt;</text:span><text:span text:style-name="T2"> </text:span><text:span text:style-name="T5">setOpcaoSelecionada</text:span><text:span text:style-name="T2">(</text:span><text:span text:style-name="T8">e</text:span><text:span text:style-name="T2">.target.value)</text:span><text:span text:style-name="T1">}</text:span><text:span text:style-name="T2">&gt;</text:span></text:p>
      <text:p text:style-name="P1"><text:span text:style-name="T2"><text:s text:c="9"/>&lt;</text:span><text:span text:style-name="T1">option</text:span><text:span text:style-name="T2"> </text:span><text:span text:style-name="T6">value</text:span><text:span text:style-name="T1">=</text:span><text:span text:style-name="T3">""</text:span><text:span text:style-name="T2">&gt;Selecione uma opção&lt;/</text:span><text:span text:style-name="T1">option</text:span><text:span text:style-name="T2">&gt;</text:span></text:p>
      <text:p text:style-name="P1"><text:span text:style-name="T2"><text:s text:c="9"/>&lt;</text:span><text:span text:style-name="T1">option</text:span><text:span text:style-name="T2"> </text:span><text:span text:style-name="T6">value</text:span><text:span text:style-name="T1">=</text:span><text:span text:style-name="T3">"</text:span><text:span text:style-name="T4">opcao1</text:span><text:span text:style-name="T3">"</text:span><text:span text:style-name="T2">&gt;A&lt;/</text:span><text:span text:style-name="T1">option</text:span><text:span text:style-name="T2">&gt;</text:span></text:p>
      <text:p text:style-name="P1"><text:span text:style-name="T2"><text:s text:c="9"/>&lt;</text:span><text:span text:style-name="T1">option</text:span><text:span text:style-name="T2"> </text:span><text:span text:style-name="T6">value</text:span><text:span text:style-name="T1">=</text:span><text:span text:style-name="T3">"</text:span><text:span text:style-name="T4">opcao2</text:span><text:span text:style-name="T3">"</text:span><text:span text:style-name="T2">&gt;B&lt;/</text:span><text:span text:style-name="T1">option</text:span><text:span text:style-name="T2">&gt;</text:span></text:p>
      <text:p text:style-name="P1"><text:span text:style-name="T2"><text:s text:c="9"/>&lt;</text:span><text:span text:style-name="T1">option</text:span><text:span text:style-name="T2"> </text:span><text:span text:style-name="T6">value</text:span><text:span text:style-name="T1">=</text:span><text:span text:style-name="T3">"</text:span><text:span text:style-name="T4">opcao3</text:span><text:span text:style-name="T3">"</text:span><text:span text:style-name="T2">&gt;AB&lt;/</text:span><text:span text:style-name="T1">option</text:span><text:span text:style-name="T2">&gt;</text:span></text:p>
      <text:p text:style-name="P1"><text:span text:style-name="T2"><text:s text:c="9"/>&lt;</text:span><text:span text:style-name="T1">option</text:span><text:span text:style-name="T2"> </text:span><text:span text:style-name="T6">value</text:span><text:span text:style-name="T1">=</text:span><text:span text:style-name="T3">"</text:span><text:span text:style-name="T4">opcao3</text:span><text:span text:style-name="T3">"</text:span><text:span text:style-name="T2">&gt;O&lt;/</text:span><text:span text:style-name="T1">option</text:span><text:span text:style-name="T2">&gt;</text:span></text:p>
      <text:p text:style-name="P1"><text:span text:style-name="T2"><text:s text:c="7"/>&lt;/</text:span><text:span text:style-name="T1">select</text:span><text:span text:style-name="T2">&gt;</text:span></text:p>
      <text:p text:style-name="P1"><text:span text:style-name="T2"><text:s text:c="5"/>&lt;/</text:span><text:span text:style-name="T1">label</text:span><text:span text:style-name="T2">&gt;</text:span></text:p>
      <text:p text:style-name="P1"><text:span text:style-name="T2"><text:s text:c="5"/>&lt;</text:span><text:span text:style-name="T1">br</text:span><text:span text:style-name="T2"> /&gt;</text:span></text:p>
      <text:p text:style-name="P1"><text:soft-page-break/><text:span text:style-name="T2"><text:s text:c="5"/>&lt;</text:span><text:span text:style-name="T1">label</text:span><text:span text:style-name="T2">&gt;</text:span></text:p>
      <text:p text:style-name="P1"><text:span text:style-name="T2"><text:s text:c="7"/>Opções de Radio:</text:span></text:p>
      <text:p text:style-name="P1"><text:span text:style-name="T2"><text:s text:c="7"/>&lt;</text:span><text:span text:style-name="T1">label</text:span><text:span text:style-name="T2">&gt;</text:span></text:p>
      <text:p text:style-name="P1"><text:span text:style-name="T2"><text:s text:c="9"/>&lt;</text:span><text:span text:style-name="T1">input</text:span><text:span text:style-name="T2"> </text:span><text:span text:style-name="T6">type</text:span><text:span text:style-name="T1">=</text:span><text:span text:style-name="T3">"</text:span><text:span text:style-name="T4">radio</text:span><text:span text:style-name="T3">"</text:span><text:span text:style-name="T2"> </text:span><text:span text:style-name="T6">value</text:span><text:span text:style-name="T1">=</text:span><text:span text:style-name="T3">"</text:span><text:span text:style-name="T4">radio1</text:span><text:span text:style-name="T3">"</text:span><text:span text:style-name="T2"> </text:span><text:span text:style-name="T6">checked</text:span><text:span text:style-name="T1">={</text:span><text:span text:style-name="T7">opcaoRadio</text:span><text:span text:style-name="T2"> </text:span><text:span text:style-name="T1">===</text:span><text:span text:style-name="T2"> </text:span><text:span text:style-name="T3">'</text:span><text:span text:style-name="T4">radio1</text:span><text:span text:style-name="T3">'</text:span><text:span text:style-name="T1">}</text:span><text:span text:style-name="T2"> </text:span><text:span text:style-name="T6">onChange</text:span><text:span text:style-name="T1">={</text:span><text:span text:style-name="T2">() </text:span><text:span text:style-name="T1">=&gt;</text:span><text:span text:style-name="T2"> </text:span><text:span text:style-name="T5">setOpcaoRadio</text:span><text:span text:style-name="T2">(</text:span><text:span text:style-name="T3">'</text:span><text:span text:style-name="T4">radio1</text:span><text:span text:style-name="T3">'</text:span><text:span text:style-name="T2">)</text:span><text:span text:style-name="T1">}</text:span><text:span text:style-name="T2"> /&gt;</text:span></text:p>
      <text:p text:style-name="P1"><text:span text:style-name="T2"><text:s text:c="9"/>Positivo</text:span></text:p>
      <text:p text:style-name="P1"><text:span text:style-name="T2"><text:s text:c="7"/>&lt;/</text:span><text:span text:style-name="T1">label</text:span><text:span text:style-name="T2">&gt;</text:span></text:p>
      <text:p text:style-name="P1"><text:span text:style-name="T2"><text:s text:c="7"/>&lt;</text:span><text:span text:style-name="T1">label</text:span><text:span text:style-name="T2">&gt;</text:span></text:p>
      <text:p text:style-name="P1"><text:span text:style-name="T2"><text:s text:c="9"/>&lt;</text:span><text:span text:style-name="T1">input</text:span><text:span text:style-name="T2"> </text:span><text:span text:style-name="T6">type</text:span><text:span text:style-name="T1">=</text:span><text:span text:style-name="T3">"</text:span><text:span text:style-name="T4">radio</text:span><text:span text:style-name="T3">"</text:span><text:span text:style-name="T2"> </text:span><text:span text:style-name="T6">value</text:span><text:span text:style-name="T1">=</text:span><text:span text:style-name="T3">"</text:span><text:span text:style-name="T4">radio2</text:span><text:span text:style-name="T3">"</text:span><text:span text:style-name="T2"> </text:span><text:span text:style-name="T6">checked</text:span><text:span text:style-name="T1">={</text:span><text:span text:style-name="T7">opcaoRadio</text:span><text:span text:style-name="T2"> </text:span><text:span text:style-name="T1">===</text:span><text:span text:style-name="T2"> </text:span><text:span text:style-name="T3">'</text:span><text:span text:style-name="T4">radio2</text:span><text:span text:style-name="T3">'</text:span><text:span text:style-name="T1">}</text:span><text:span text:style-name="T2"> </text:span><text:span text:style-name="T6">onChange</text:span><text:span text:style-name="T1">={</text:span><text:span text:style-name="T2">() </text:span><text:span text:style-name="T1">=&gt;</text:span><text:span text:style-name="T2"> </text:span><text:span text:style-name="T5">setOpcaoRadio</text:span><text:span text:style-name="T2">(</text:span><text:span text:style-name="T3">'</text:span><text:span text:style-name="T4">radio2</text:span><text:span text:style-name="T3">'</text:span><text:span text:style-name="T2">)</text:span><text:span text:style-name="T1">}</text:span><text:span text:style-name="T2"> /&gt;</text:span></text:p>
      <text:p text:style-name="P1"><text:span text:style-name="T2"><text:s text:c="9"/>Negativo</text:span></text:p>
      <text:p text:style-name="P1"><text:span text:style-name="T2"><text:s text:c="7"/>&lt;/</text:span><text:span text:style-name="T1">label</text:span><text:span text:style-name="T2">&gt;</text:span></text:p>
      <text:p text:style-name="P1"><text:span text:style-name="T2"><text:s text:c="5"/>&lt;/</text:span><text:span text:style-name="T1">label</text:span><text:span text:style-name="T2">&gt;</text:span></text:p>
      <text:p text:style-name="P1"><text:span text:style-name="T2"><text:s text:c="5"/>&lt;</text:span><text:span text:style-name="T1">br</text:span><text:span text:style-name="T2"> /&gt;</text:span></text:p>
      <text:p text:style-name="P1"><text:span text:style-name="T2"><text:s text:c="5"/>&lt;</text:span><text:span text:style-name="T1">button</text:span><text:span text:style-name="T2"> </text:span><text:span text:style-name="T6">type</text:span><text:span text:style-name="T1">=</text:span><text:span text:style-name="T3">"</text:span><text:span text:style-name="T4">submit</text:span><text:span text:style-name="T3">"</text:span><text:span text:style-name="T2">&gt;Enviar&lt;/</text:span><text:span text:style-name="T1">button</text:span><text:span text:style-name="T2">&gt;</text:span></text:p>
      <text:p text:style-name="P1"><text:span text:style-name="T2"><text:s text:c="3"/>&lt;/</text:span><text:span text:style-name="T1">form</text:span><text:span text:style-name="T2">&gt;</text:span></text:p>
      <text:p text:style-name="P1"><text:span text:style-name="T2"><text:s/>);</text:span></text:p>
      <text:p text:style-name="P1"><text:span text:style-name="T2">};</text:span></text:p>
      <text:p text:style-name="P2"/>
      <text:p text:style-name="P1"><text:span text:style-name="T1">export</text:span><text:span text:style-name="T2"> </text:span><text:span text:style-name="T1">default</text:span><text:span text:style-name="T2"> </text:span><text:span text:style-name="T5">Formulario</text:span><text:span text:style-name="T2">;</text:span></text:p>
      <text:p text:style-name="P2"/>
      <text:p text:style-name="Standard"/>
      <text:p text:style-name="Standard"/>
      <text:p text:style-name="Standard"><text:soft-page-break/>No arquivo App.js, cole:</text:p>
      <text:p text:style-name="P1"><text:span text:style-name="T1">import</text:span><text:span text:style-name="T2"> React </text:span><text:span text:style-name="T1">from</text:span><text:span text:style-name="T2"> </text:span><text:span text:style-name="T3">'</text:span><text:span text:style-name="T4">react</text:span><text:span text:style-name="T3">'</text:span><text:span text:style-name="T2">;</text:span></text:p>
      <text:p text:style-name="P1"><text:span text:style-name="T1">import</text:span><text:span text:style-name="T2"> Formulario </text:span><text:span text:style-name="T1">from</text:span><text:span text:style-name="T2"> </text:span><text:span text:style-name="T3">'</text:span><text:span text:style-name="T4">./formulario</text:span><text:span text:style-name="T3">'</text:span><text:span text:style-name="T2">;</text:span></text:p>
      <text:p text:style-name="P1"><text:span text:style-name="T1">import</text:span><text:span text:style-name="T2"> Doadores </text:span><text:span text:style-name="T1">from</text:span><text:span text:style-name="T2"> </text:span><text:span text:style-name="T3">'</text:span><text:span text:style-name="T4">./doadores</text:span><text:span text:style-name="T3">'</text:span><text:span text:style-name="T2">;</text:span></text:p>
      <text:p text:style-name="P2"/>
      <text:p text:style-name="P1"><text:span text:style-name="T1">function</text:span><text:span text:style-name="T2"> </text:span><text:span text:style-name="T5">App</text:span><text:span text:style-name="T2">() {</text:span></text:p>
      <text:p text:style-name="P1"><text:span text:style-name="T2"><text:s text:c="2"/></text:span><text:span text:style-name="T1">return</text:span><text:span text:style-name="T2"> (</text:span></text:p>
      <text:p text:style-name="P1"><text:span text:style-name="T2"><text:s text:c="4"/>&lt;</text:span><text:span text:style-name="T1">div</text:span><text:span text:style-name="T2"> </text:span><text:span text:style-name="T6">className</text:span><text:span text:style-name="T1">=</text:span><text:span text:style-name="T3">"</text:span><text:span text:style-name="T4">App</text:span><text:span text:style-name="T3">"</text:span><text:span text:style-name="T2">&gt;</text:span></text:p>
      <text:p text:style-name="P1"><text:span text:style-name="T2"><text:s text:c="6"/>&lt;</text:span><text:span text:style-name="T1">header</text:span><text:span text:style-name="T2"> </text:span><text:span text:style-name="T6">className</text:span><text:span text:style-name="T1">=</text:span><text:span text:style-name="T3">"</text:span><text:span text:style-name="T4">App-header</text:span><text:span text:style-name="T3">"</text:span><text:span text:style-name="T2">&gt;</text:span></text:p>
      <text:p text:style-name="P2"/>
      <text:p text:style-name="P1"><text:span text:style-name="T2"><text:s text:c="8"/>&lt;</text:span><text:span text:style-name="T1">h1</text:span><text:span text:style-name="T2">&gt;Hello World!&lt;/</text:span><text:span text:style-name="T1">h1</text:span><text:span text:style-name="T2">&gt;</text:span></text:p>
      <text:p text:style-name="P1"><text:span text:style-name="T2"><text:s text:c="8"/>&lt;</text:span><text:span text:style-name="T1">a</text:span><text:span text:style-name="T2"> </text:span><text:span text:style-name="T6">href</text:span><text:span text:style-name="T1">=</text:span><text:span text:style-name="T3">"</text:span><text:span text:style-name="T4">http://localhost:3333/a1</text:span><text:span text:style-name="T3">"</text:span><text:span text:style-name="T2"> </text:span><text:span text:style-name="T6">target</text:span><text:span text:style-name="T1">=</text:span><text:span text:style-name="T3">"</text:span><text:span text:style-name="T4">_blank</text:span><text:span text:style-name="T3">"</text:span><text:span text:style-name="T2">&gt;Rota 1&lt;/</text:span><text:span text:style-name="T1">a</text:span><text:span text:style-name="T2">&gt;</text:span><text:span text:style-name="T7">&amp;nbsp;&amp;nbsp;</text:span></text:p>
      <text:p text:style-name="P1"><text:span text:style-name="T2"><text:s text:c="8"/>&lt;</text:span><text:span text:style-name="T1">a</text:span><text:span text:style-name="T2"> </text:span><text:span text:style-name="T6">href</text:span><text:span text:style-name="T1">=</text:span><text:span text:style-name="T3">"</text:span><text:span text:style-name="T4">http://localhost:3333/a2/65</text:span><text:span text:style-name="T3">"</text:span><text:span text:style-name="T2"> </text:span><text:span text:style-name="T6">target</text:span><text:span text:style-name="T1">=</text:span><text:span text:style-name="T3">"</text:span><text:span text:style-name="T4">_blank</text:span><text:span text:style-name="T3">"</text:span><text:span text:style-name="T2">&gt; Rota 2&lt;/</text:span><text:span text:style-name="T1">a</text:span><text:span text:style-name="T2">&gt;</text:span><text:span text:style-name="T7">&amp;nbsp;&amp;nbsp;</text:span></text:p>
      <text:p text:style-name="P1"><text:span text:style-name="T2"><text:s text:c="8"/>&lt;</text:span><text:span text:style-name="T1">a</text:span><text:span text:style-name="T2"> </text:span><text:span text:style-name="T6">href</text:span><text:span text:style-name="T1">=</text:span><text:span text:style-name="T3">"</text:span><text:span text:style-name="T4">http://localhost:3333/a3?quantidade=3&amp;valor=10</text:span><text:span text:style-name="T3">"</text:span><text:span text:style-name="T2"> </text:span><text:span text:style-name="T6">target</text:span><text:span text:style-name="T1">=</text:span><text:span text:style-name="T3">"</text:span><text:span text:style-name="T4">_blank</text:span><text:span text:style-name="T3">"</text:span><text:span text:style-name="T2">&gt; Rota 3&lt;/</text:span><text:span text:style-name="T1">a</text:span><text:span text:style-name="T2">&gt;</text:span><text:span text:style-name="T7">&amp;nbsp;&amp;nbsp;</text:span></text:p>
      <text:p text:style-name="P1"><text:span text:style-name="T2"><text:s text:c="6"/>&lt;/</text:span><text:span text:style-name="T1">header</text:span><text:span text:style-name="T2">&gt;</text:span></text:p>
      <text:p text:style-name="P2"/>
      <text:p text:style-name="P1"><text:span text:style-name="T2"><text:s text:c="6"/>&lt;</text:span><text:span text:style-name="T1">div</text:span><text:span text:style-name="T2">&gt;</text:span></text:p>
      <text:p text:style-name="P1"><text:span text:style-name="T2"><text:s text:c="8"/>&lt;</text:span><text:span text:style-name="T1">h1</text:span><text:span text:style-name="T2">&gt;Teste de Formulário React&lt;/</text:span><text:span text:style-name="T1">h1</text:span><text:span text:style-name="T2">&gt;</text:span></text:p>
      <text:p text:style-name="P1"><text:span text:style-name="T2"><text:s text:c="8"/>&lt;</text:span><text:span text:style-name="T11">Formulario</text:span><text:span text:style-name="T2"> /&gt;</text:span></text:p>
      <text:p text:style-name="P1"><text:span text:style-name="T2"><text:s text:c="8"/>&lt;</text:span><text:span text:style-name="T11">Doadores</text:span><text:span text:style-name="T2"> /&gt;</text:span></text:p>
      <text:p text:style-name="P1"><text:span text:style-name="T2"><text:s text:c="7"/></text:span></text:p>
      <text:p text:style-name="P1"><text:soft-page-break/><text:span text:style-name="T2"><text:s text:c="6"/>&lt;/</text:span><text:span text:style-name="T1">div</text:span><text:span text:style-name="T2">&gt;</text:span></text:p>
      <text:p text:style-name="P1"><text:span text:style-name="T2"><text:s text:c="4"/>&lt;/</text:span><text:span text:style-name="T1">div</text:span><text:span text:style-name="T2">&gt;</text:span></text:p>
      <text:p text:style-name="P2"/>
      <text:p text:style-name="P1"><text:span text:style-name="T2"><text:s text:c="2"/>);</text:span></text:p>
      <text:p text:style-name="P1"><text:span text:style-name="T2">}</text:span></text:p>
      <text:p text:style-name="P2"/>
      <text:p text:style-name="P1"><text:span text:style-name="T1">export</text:span><text:span text:style-name="T2"> </text:span><text:span text:style-name="T1">default</text:span><text:span text:style-name="T2"> </text:span><text:span text:style-name="T5">App</text:span><text:span text:style-name="T2">;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81" meta:word-count="585" meta:character-count="5626" meta:non-whitespace-character-count="4173"/>
    <meta:generator>LibreOfficeDev/6.0.5.2$Linux_X86_64 LibreOffice_project/</meta:generator>
  </office:meta>
</office:document-meta>
</file>